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1" svg:font-family="'Courier New'"/>
    <style:font-face style:name="Symbol" svg:font-family="Symbol"/>
    <style:font-face style:name="Verdana" svg:font-family="Verdana"/>
    <style:font-face style:name="Wingdings" svg:font-family="Wingding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Ul">
      <style:paragraph-properties fo:margin-top="0cm" fo:margin-bottom="0.494cm" fo:text-align="start" style:justify-single-word="false"/>
    </style:style>
    <style:style style:name="P2" style:family="paragraph" style:parent-style-name="Heading_20_2">
      <style:paragraph-properties fo:margin-top="0cm" fo:margin-bottom="0.494cm" fo:text-align="start" style:justify-single-word="false"/>
    </style:style>
    <style:style style:name="P3" style:family="paragraph" style:parent-style-name="Ul" style:list-style-name="LS2">
      <style:paragraph-properties fo:margin-top="0cm" fo:margin-bottom="0cm" fo:text-align="start" style:justify-single-word="false"/>
    </style:style>
    <style:style style:name="P4" style:family="paragraph" style:parent-style-name="Ul" style:list-style-name="LS7">
      <style:paragraph-properties fo:margin-top="0cm" fo:margin-bottom="0cm" fo:text-align="start" style:justify-single-word="false"/>
    </style:style>
    <style:style style:name="P5" style:family="paragraph" style:parent-style-name="Ul" style:list-style-name="LS11">
      <style:paragraph-properties fo:margin-top="0cm" fo:margin-bottom="0cm" fo:text-align="start" style:justify-single-word="false"/>
    </style:style>
    <style:style style:name="P6" style:family="paragraph" style:parent-style-name="Li">
      <style:paragraph-properties fo:text-align="start" style:justify-single-word="false"/>
    </style:style>
    <style:style style:name="P7" style:family="paragraph" style:parent-style-name="Li" style:list-style-name="LS13">
      <style:paragraph-properties fo:text-align="start" style:justify-single-word="false"/>
    </style:style>
    <style:style style:name="P8" style:family="paragraph" style:parent-style-name="Li" style:list-style-name="LS1">
      <style:paragraph-properties fo:margin-top="0cm" fo:margin-bottom="0cm" fo:text-align="start" style:justify-single-word="false"/>
    </style:style>
    <style:style style:name="P9" style:family="paragraph" style:parent-style-name="Li" style:list-style-name="LS2">
      <style:paragraph-properties fo:margin-top="0cm" fo:margin-bottom="0cm" fo:text-align="start" style:justify-single-word="false"/>
    </style:style>
    <style:style style:name="P10" style:family="paragraph" style:parent-style-name="Li" style:list-style-name="LS3">
      <style:paragraph-properties fo:margin-top="0cm" fo:margin-bottom="0cm" fo:text-align="start" style:justify-single-word="false"/>
    </style:style>
    <style:style style:name="P11" style:family="paragraph" style:parent-style-name="Li" style:list-style-name="LS4">
      <style:paragraph-properties fo:margin-top="0cm" fo:margin-bottom="0cm" fo:text-align="start" style:justify-single-word="false"/>
    </style:style>
    <style:style style:name="P12" style:family="paragraph" style:parent-style-name="Li" style:list-style-name="LS5">
      <style:paragraph-properties fo:margin-top="0cm" fo:margin-bottom="0cm" fo:text-align="start" style:justify-single-word="false"/>
    </style:style>
    <style:style style:name="P13" style:family="paragraph" style:parent-style-name="Li" style:list-style-name="LS6">
      <style:paragraph-properties fo:margin-top="0cm" fo:margin-bottom="0cm" fo:text-align="start" style:justify-single-word="false"/>
    </style:style>
    <style:style style:name="P14" style:family="paragraph" style:parent-style-name="Li" style:list-style-name="LS7">
      <style:paragraph-properties fo:margin-top="0cm" fo:margin-bottom="0cm" fo:text-align="start" style:justify-single-word="false"/>
    </style:style>
    <style:style style:name="P15" style:family="paragraph" style:parent-style-name="Li" style:list-style-name="LS8">
      <style:paragraph-properties fo:margin-top="0cm" fo:margin-bottom="0cm" fo:text-align="start" style:justify-single-word="false"/>
    </style:style>
    <style:style style:name="P16" style:family="paragraph" style:parent-style-name="Li" style:list-style-name="LS9">
      <style:paragraph-properties fo:margin-top="0cm" fo:margin-bottom="0cm" fo:text-align="start" style:justify-single-word="false"/>
    </style:style>
    <style:style style:name="P17" style:family="paragraph" style:parent-style-name="Li" style:list-style-name="LS10">
      <style:paragraph-properties fo:margin-top="0cm" fo:margin-bottom="0cm" fo:text-align="start" style:justify-single-word="false"/>
    </style:style>
    <style:style style:name="P18" style:family="paragraph" style:parent-style-name="Li" style:list-style-name="LS11">
      <style:paragraph-properties fo:margin-top="0cm" fo:margin-bottom="0cm" fo:text-align="start" style:justify-single-word="false"/>
    </style:style>
    <style:style style:name="P19" style:family="paragraph" style:parent-style-name="Li" style:list-style-name="LS12">
      <style:paragraph-properties fo:margin-top="0cm" fo:margin-bottom="0cm" fo:text-align="start" style:justify-single-word="false"/>
    </style:style>
    <style:style style:name="P20" style:family="paragraph" style:parent-style-name="Li" style:list-style-name="LS13">
      <style:paragraph-properties fo:margin-top="0cm" fo:margin-bottom="0cm" fo:text-align="start" style:justify-single-word="false"/>
    </style:style>
    <style:style style:name="P21" style:family="paragraph" style:parent-style-name="Li" style:list-style-name="LS1">
      <style:paragraph-properties fo:margin-top="0cm" fo:margin-bottom="0.494cm" fo:text-align="start" style:justify-single-word="false"/>
    </style:style>
    <style:style style:name="P22" style:family="paragraph" style:parent-style-name="Li" style:list-style-name="LS10">
      <style:paragraph-properties fo:margin-top="0cm" fo:margin-bottom="0.494cm" fo:text-align="start" style:justify-single-word="false"/>
    </style:style>
    <style:style style:name="P23" style:family="paragraph" style:parent-style-name="Li" style:list-style-name="LS12">
      <style:paragraph-properties fo:margin-top="0cm" fo:margin-bottom="0.494cm" fo:text-align="start" style:justify-single-word="false"/>
    </style:style>
    <style:style style:name="P24" style:family="paragraph" style:parent-style-name="Li" style:list-style-name="LS2">
      <style:paragraph-properties fo:margin-left="1.27cm" fo:margin-right="0cm" fo:margin-top="0cm" fo:margin-bottom="0cm" fo:text-align="start" style:justify-single-word="false" fo:text-indent="0cm" style:auto-text-indent="false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Default_20_Paragraph_20_Font"><text:span text:style-name="T1">Пользователи:</text:span></text:span><text:span text:style-name="Default_20_Paragraph_20_Font"> </text:span></text:h>
      <text:list xml:id="list877687020" text:style-name="LS1">
        <text:list-item>
          <text:p text:style-name="P8"><text:span text:style-name="Default_20_Paragraph_20_Font">Заказчик </text:span></text:p>
        </text:list-item>
        <text:list-item>
          <text:p text:style-name="P8"><text:span text:style-name="Default_20_Paragraph_20_Font">Диспетчер</text:span></text:p>
        </text:list-item>
        <text:list-item>
          <text:p text:style-name="P8"><text:span text:style-name="Default_20_Paragraph_20_Font">Инженер-консультант</text:span></text:p>
        </text:list-item>
        <text:list-item>
          <text:p text:style-name="P8"><text:span text:style-name="Default_20_Paragraph_20_Font">Теплотехник</text:span></text:p>
        </text:list-item>
        <text:list-item>
          <text:p text:style-name="P8"><text:span text:style-name="Default_20_Paragraph_20_Font">Снабжение</text:span></text:p>
        </text:list-item>
        <text:list-item>
          <text:p text:style-name="P8"><text:span text:style-name="Default_20_Paragraph_20_Font">Гл. инженер</text:span></text:p>
        </text:list-item>
        <text:list-item>
          <text:p text:style-name="P8"><text:span text:style-name="Default_20_Paragraph_20_Font">Прораб</text:span></text:p>
        </text:list-item>
        <text:list-item>
          <text:p text:style-name="P8"><text:span text:style-name="Default_20_Paragraph_20_Font">Рабочий</text:span></text:p>
        </text:list-item>
        <text:list-item>
          <text:p text:style-name="P8"><text:span text:style-name="Default_20_Paragraph_20_Font">Коммерческий директор</text:span></text:p>
        </text:list-item>
        <text:list-item>
          <text:p text:style-name="P8"><text:span text:style-name="Default_20_Paragraph_20_Font">Генеральный директор</text:span></text:p>
        </text:list-item>
        <text:list-item>
          <text:p text:style-name="P8"><text:span text:style-name="Default_20_Paragraph_20_Font">Бухгалтер</text:span></text:p>
        </text:list-item>
        <text:list-item>
          <text:p text:style-name="P21"><text:span text:style-name="Default_20_Paragraph_20_Font">Поставщик</text:span></text:p>
        </text:list-item>
      </text:list>
      <text:p text:style-name="P1"><text:span text:style-name="Default_20_Paragraph_20_Font">Данные: </text:span></text:p>
      <text:list xml:id="list700391389" text:style-name="LS2">
        <text:list-item>
          <text:p text:style-name="P9"><text:span text:style-name="Default_20_Paragraph_20_Font">Организация</text:span></text:p>
        </text:list-item>
        <text:list-item>
          <text:p text:style-name="P9"><text:span text:style-name="Default_20_Paragraph_20_Font">Человек</text:span></text:p>
        </text:list-item>
        <text:list-item>
          <text:p text:style-name="P9"><text:span text:style-name="Default_20_Paragraph_20_Font">Задача (Задача/Событие/Встреча) - общего вида</text:span></text:p>
        </text:list-item>
        <text:list-item>
          <text:p text:style-name="P9"><text:span text:style-name="Default_20_Paragraph_20_Font">Классификаторы:</text:span></text:p>
        </text:list-item>
        <text:list-item>
          <text:p text:style-name="P24"><text:span text:style-name="Default_20_Paragraph_20_Font">ОКОПФ (организационно-правовые формы)</text:span></text:p>
        </text:list-item>
        <text:list-item>
          <text:p text:style-name="P24"><text:span text:style-name="Default_20_Paragraph_20_Font">ОКВЭД</text:span></text:p>
        </text:list-item>
        <text:list-item>
          <text:p text:style-name="P24"><text:span text:style-name="Default_20_Paragraph_20_Font">ОКАТО (адреса) (КЛАДР)</text:span></text:p>
        </text:list-item>
        <text:list-item>
          <text:p text:style-name="P24"><text:span text:style-name="Default_20_Paragraph_20_Font">ОКВ (валюты)</text:span></text:p>
        </text:list-item>
        <text:list-item>
          <text:p text:style-name="P24"><text:span text:style-name="Default_20_Paragraph_20_Font">ОКЕИ (ед. изм.)</text:span></text:p>
        </text:list-item>
        <text:list-item>
          <text:p text:style-name="P24"><text:span text:style-name="Default_20_Paragraph_20_Font">ОКСМ (страны)</text:span></text:p>
        </text:list-item>
        <text:list-item>
          <text:p text:style-name="P24"><text:span text:style-name="Default_20_Paragraph_20_Font">ОКДП?</text:span></text:p>
        </text:list-item>
        <text:list-item>
          <text:p text:style-name="P24"><text:span text:style-name="Default_20_Paragraph_20_Font"/></text:p>
        </text:list-item>
        <text:list-item>
          <text:p text:style-name="P9"><text:span text:style-name="Default_20_Paragraph_20_Font">Телефон </text:span></text:p>
        </text:list-item>
        <text:list-item>
          <text:p text:style-name="P9"><text:span text:style-name="Default_20_Paragraph_20_Font">e-mail </text:span></text:p>
        </text:list-item>
        <text:list-item>
          <text:p text:style-name="P9"><text:span text:style-name="Default_20_Paragraph_20_Font">Банк </text:span></text:p>
        </text:list-item>
        <text:list-item>
          <text:p text:style-name="P3"><text:span text:style-name="Default_20_Paragraph_20_Font">Клиент: </text:span></text:p>
        </text:list-item>
      </text:list>
      <text:list xml:id="list794103128" text:style-name="LS3">
        <text:list-item>
          <text:list>
            <text:list-item>
              <text:p text:style-name="P10"><text:span text:style-name="Default_20_Paragraph_20_Font">Физлицо </text:span></text:p>
            </text:list-item>
            <text:list-item>
              <text:p text:style-name="P10"><text:span text:style-name="Default_20_Paragraph_20_Font">Юрлицо </text:span></text:p>
            </text:list-item>
          </text:list>
        </text:list-item>
      </text:list>
      <text:list xml:id="list19" text:style-name="LS2">
        <text:list-item>
          <text:p text:style-name="P9"><text:span text:style-name="Default_20_Paragraph_20_Font">Объект (название + адрес) (может - проект?) </text:span></text:p>
        </text:list-item>
        <text:list-item>
          <text:p text:style-name="P3"><text:span text:style-name="Default_20_Paragraph_20_Font">Договор (номер, дата, сумма, оплаты; Заказчик 1:M Объект 1:M Договор): </text:span></text:p>
        </text:list-item>
      </text:list>
      <text:list xml:id="list1346064932" text:style-name="LS4">
        <text:list-item>
          <text:list>
            <text:list-item>
              <text:p text:style-name="P11"><text:span text:style-name="Default_20_Paragraph_20_Font">Договор на проектирование </text:span></text:p>
            </text:list-item>
            <text:list-item>
              <text:p text:style-name="P11"><text:span text:style-name="Default_20_Paragraph_20_Font">Договор на ПТО (СМР) </text:span></text:p>
            </text:list-item>
            <text:list-item>
              <text:p text:style-name="P11"><text:span text:style-name="Default_20_Paragraph_20_Font">Договор на трубопечные работы </text:span></text:p>
            </text:list-item>
            <text:list-item>
              <text:p text:style-name="P11"><text:span text:style-name="Default_20_Paragraph_20_Font">Договор на поставку оборудования </text:span></text:p>
            </text:list-item>
            <text:list-item>
              <text:p text:style-name="P11"><text:span text:style-name="Default_20_Paragraph_20_Font">Договор на монтаж и пуско-наладку </text:span></text:p>
            </text:list-item>
            <text:list-item>
              <text:p text:style-name="P11"><text:span text:style-name="Default_20_Paragraph_20_Font">Договор на сервисное обслуживание </text:span></text:p>
            </text:list-item>
          </text:list>
        </text:list-item>
      </text:list>
      <text:list xml:id="list27" text:style-name="LS2">
        <text:list-item>
          <text:p text:style-name="P3"><text:span text:style-name="Default_20_Paragraph_20_Font">Работы (по договору): </text:span></text:p>
        </text:list-item>
      </text:list>
      <text:list xml:id="list998080937" text:style-name="LS5">
        <text:list-item>
          <text:list>
            <text:list-item>
              <text:p text:style-name="P12"><text:span text:style-name="Default_20_Paragraph_20_Font">Проектирование ГСН </text:span></text:p>
            </text:list-item>
            <text:list-item>
              <text:p text:style-name="P12"><text:span text:style-name="Default_20_Paragraph_20_Font">Проектирование ГСВ </text:span></text:p>
            </text:list-item>
            <text:list-item>
              <text:p text:style-name="P12"><text:span text:style-name="Default_20_Paragraph_20_Font">Проектирование отопления </text:span></text:p>
            </text:list-item>
            <text:list-item>
              <text:p text:style-name="P12"><text:span text:style-name="Default_20_Paragraph_20_Font">СМР ГСН </text:span></text:p>
            </text:list-item>
            <text:list-item>
              <text:p text:style-name="P12"><text:span text:style-name="Default_20_Paragraph_20_Font">СМР ГСВ </text:span></text:p>
            </text:list-item>
            <text:list-item>
              <text:p text:style-name="P12"><text:span text:style-name="Default_20_Paragraph_20_Font">Монтаж отопления </text:span></text:p>
            </text:list-item>
            <text:list-item>
              <text:p text:style-name="P12"><text:span text:style-name="Default_20_Paragraph_20_Font">Трубопечные работы (а что за акт?) </text:span></text:p>
            </text:list-item>
            <text:list-item>
              <text:p text:style-name="P12"><text:span text:style-name="Default_20_Paragraph_20_Font">Поставка и монтаж оборудования (?) (договор на поставку и договор на монтаж и пусконаладку) </text:span></text:p>
            </text:list-item>
            <text:list-item>
              <text:p text:style-name="P12"><text:span text:style-name="Default_20_Paragraph_20_Font">Сервис и обслуживание </text:span></text:p>
            </text:list-item>
          </text:list>
        </text:list-item>
      </text:list>
      <text:list xml:id="list37" text:style-name="LS2">
        <text:list-item>
          <text:p text:style-name="P3"><text:span text:style-name="Default_20_Paragraph_20_Font">Задание (задача специального вида; генерирует событие): </text:span></text:p>
        </text:list-item>
      </text:list>
      <text:list xml:id="list1096694177" text:style-name="LS6">
        <text:list-item>
          <text:list>
            <text:list-item>
              <text:p text:style-name="P13"><text:soft-page-break/><text:span text:style-name="Default_20_Paragraph_20_Font">... </text:span></text:p>
            </text:list-item>
          </text:list>
        </text:list-item>
      </text:list>
      <text:list xml:id="list39" text:style-name="LS2">
        <text:list-item>
          <text:p text:style-name="P3"><text:span text:style-name="Default_20_Paragraph_20_Font">Событие (задача специального вида - исполнитель, дата; возможно - с пристегнутым документом; наступает после задания (кроме звонка клиента), генерирует задание/я): </text:span></text:p>
        </text:list-item>
      </text:list>
      <text:list xml:id="list2104025117" text:style-name="LS7">
        <text:list-item>
          <text:list>
            <text:list-item>
              <text:p text:style-name="P14"><text:span text:style-name="Default_20_Paragraph_20_Font">Звонок клиента (первый для объекта) </text:span></text:p>
            </text:list-item>
            <text:list-item>
              <text:p text:style-name="P14"><text:span text:style-name="Default_20_Paragraph_20_Font">Заполнение первичных данных по клиенту (новому; карточка клиента) </text:span></text:p>
            </text:list-item>
            <text:list-item>
              <text:p text:style-name="P14"><text:span text:style-name="Default_20_Paragraph_20_Font">Оплата (по договору) </text:span></text:p>
            </text:list-item>
            <text:list-item>
              <text:p text:style-name="P4"><text:span text:style-name="Default_20_Paragraph_20_Font">По проектированию: </text:span></text:p>
              <text:list text:style-name="LS8">
                <text:list-item>
                  <text:p text:style-name="P15"><text:span text:style-name="Default_20_Paragraph_20_Font">Получена схема </text:span></text:p>
                </text:list-item>
                <text:list-item>
                  <text:p text:style-name="P15"><text:span text:style-name="Default_20_Paragraph_20_Font">Получено фото</text:span></text:p>
                </text:list-item>
                <text:list-item>
                  <text:p text:style-name="P15"><text:span text:style-name="Default_20_Paragraph_20_Font">Получена топосъемка</text:span></text:p>
                </text:list-item>
                <text:list-item>
                  <text:p text:style-name="P15"><text:span text:style-name="Default_20_Paragraph_20_Font">Составлен акт осмотра помещений</text:span></text:p>
                </text:list-item>
                <text:list-item>
                  <text:p text:style-name="P15"><text:span text:style-name="Default_20_Paragraph_20_Font">Получены исходные данные</text:span></text:p>
                </text:list-item>
                <text:list-item>
                  <text:p text:style-name="P15"><text:span text:style-name="Default_20_Paragraph_20_Font">Получены ТУ</text:span></text:p>
                </text:list-item>
                <text:list-item>
                  <text:p text:style-name="P15"><text:span text:style-name="Default_20_Paragraph_20_Font">Разработан черновик</text:span></text:p>
                </text:list-item>
                <text:list-item>
                  <text:p text:style-name="P15"><text:span text:style-name="Default_20_Paragraph_20_Font">Черновик согласован заказчиком</text:span></text:p>
                </text:list-item>
                <text:list-item>
                  <text:p text:style-name="P15"><text:span text:style-name="Default_20_Paragraph_20_Font">Проект создан</text:span></text:p>
                </text:list-item>
                <text:list-item>
                  <text:p text:style-name="P15"><text:span text:style-name="Default_20_Paragraph_20_Font">Проект отдан на согласование</text:span></text:p>
                </text:list-item>
                <text:list-item>
                  <text:p text:style-name="P15"><text:span text:style-name="Default_20_Paragraph_20_Font">Получены замечания</text:span></text:p>
                </text:list-item>
                <text:list-item>
                  <text:p text:style-name="P15"><text:span text:style-name="Default_20_Paragraph_20_Font">Исправлены замечания</text:span></text:p>
                </text:list-item>
                <text:list-item>
                  <text:p text:style-name="P15"><text:span text:style-name="Default_20_Paragraph_20_Font">Получены повторные замечания</text:span></text:p>
                </text:list-item>
                <text:list-item>
                  <text:p text:style-name="P15"><text:span text:style-name="Default_20_Paragraph_20_Font">Исправлены повторные замечания</text:span></text:p>
                </text:list-item>
                <text:list-item>
                  <text:p text:style-name="P15"><text:span text:style-name="Default_20_Paragraph_20_Font">Проект согласован</text:span></text:p>
                </text:list-item>
              </text:list>
            </text:list-item>
          </text:list>
          <text:list>
            <text:list-item>
              <text:p text:style-name="P4"><text:span text:style-name="Default_20_Paragraph_20_Font">По СМР: </text:span></text:p>
              <text:list text:style-name="LS9">
                <text:list-item>
                  <text:p text:style-name="P16"><text:span text:style-name="Default_20_Paragraph_20_Font">проект получен</text:span></text:p>
                </text:list-item>
                <text:list-item>
                  <text:p text:style-name="P16"><text:span text:style-name="Default_20_Paragraph_20_Font">смета расчитана</text:span></text:p>
                </text:list-item>
                <text:list-item>
                  <text:p text:style-name="P16"><text:span text:style-name="Default_20_Paragraph_20_Font">смета согласована</text:span></text:p>
                </text:list-item>
                <text:list-item>
                  <text:p text:style-name="P16"><text:span text:style-name="Default_20_Paragraph_20_Font">акт осмотра вентканалов (что?)</text:span></text:p>
                </text:list-item>
                <text:list-item>
                  <text:p text:style-name="P16"><text:span text:style-name="Default_20_Paragraph_20_Font">отверстия пробиты?</text:span></text:p>
                </text:list-item>
                <text:list-item>
                  <text:p text:style-name="P16"><text:span text:style-name="Default_20_Paragraph_20_Font">строительная готовность</text:span></text:p>
                </text:list-item>
                <text:list-item>
                  <text:p text:style-name="P16"><text:span text:style-name="Default_20_Paragraph_20_Font">выход строителей на объект (иил это задание?)</text:span></text:p>
                </text:list-item>
                <text:list-item>
                  <text:p text:style-name="P16"><text:span text:style-name="Default_20_Paragraph_20_Font">Выполнение работ</text:span></text:p>
                </text:list-item>
                <text:list-item>
                  <text:p text:style-name="P16"><text:span text:style-name="Default_20_Paragraph_20_Font">Заключение договора на технадзор</text:span></text:p>
                </text:list-item>
                <text:list-item>
                  <text:p text:style-name="P16"><text:span text:style-name="Default_20_Paragraph_20_Font">Регистрация объекта в Ростехнадзоре</text:span></text:p>
                </text:list-item>
                <text:list-item>
                  <text:p text:style-name="P16"><text:span text:style-name="Default_20_Paragraph_20_Font">Получена (?) исполнительная схема</text:span></text:p>
                </text:list-item>
                <text:list-item>
                  <text:p text:style-name="P16"><text:span text:style-name="Default_20_Paragraph_20_Font">Акт испытаний (что?)</text:span></text:p>
                </text:list-item>
                <text:list-item>
                  <text:p text:style-name="P16"><text:span text:style-name="Default_20_Paragraph_20_Font">ИТД создана</text:span></text:p>
                </text:list-item>
                <text:list-item>
                  <text:p text:style-name="P16"><text:span text:style-name="Default_20_Paragraph_20_Font">ИТД отправлена на согласование</text:span></text:p>
                </text:list-item>
                <text:list-item>
                  <text:p text:style-name="P16"><text:span text:style-name="Default_20_Paragraph_20_Font">ИТД согласована</text:span></text:p>
                </text:list-item>
              </text:list>
            </text:list-item>
          </text:list>
        </text:list-item>
      </text:list>
      <text:list xml:id="list75" text:style-name="LS2">
        <text:list-item>
          <text:p text:style-name="P3"><text:span text:style-name="Default_20_Paragraph_20_Font">Документ (Text/Spreadsheet):</text:span></text:p>
        </text:list-item>
      </text:list>
      <text:list xml:id="list2105478089" text:style-name="LS10">
        <text:list-item>
          <text:list>
            <text:list-item>
              <text:p text:style-name="P17"><text:span text:style-name="Default_20_Paragraph_20_Font">Договор</text:span></text:p>
            </text:list-item>
            <text:list-item>
              <text:p text:style-name="P17"><text:span text:style-name="Default_20_Paragraph_20_Font">Акт обследования помещения</text:span></text:p>
            </text:list-item>
            <text:list-item>
              <text:p text:style-name="P17"><text:span text:style-name="Default_20_Paragraph_20_Font">Допрос</text:span></text:p>
            </text:list-item>
            <text:list-item>
              <text:p text:style-name="P17"><text:span text:style-name="Default_20_Paragraph_20_Font">Спецификация</text:span></text:p>
            </text:list-item>
            <text:list-item>
              <text:p text:style-name="P17"><text:span text:style-name="Default_20_Paragraph_20_Font">Смета</text:span></text:p>
            </text:list-item>
            <text:list-item>
              <text:p text:style-name="P17"><text:span text:style-name="Default_20_Paragraph_20_Font">Акт осмотра вентканалов</text:span></text:p>
            </text:list-item>
            <text:list-item>
              <text:p text:style-name="P22"><text:span text:style-name="Default_20_Paragraph_20_Font">Акт испытаний</text:span></text:p>
            </text:list-item>
          </text:list>
        </text:list-item>
      </text:list>
      <text:p text:style-name="P1"><text:span text:style-name="Default_20_Paragraph_20_Font">Функции: </text:span></text:p>
      <text:list xml:id="list889312272" text:style-name="LS11">
        <text:list-item>
          <text:p text:style-name="P18"><text:span text:style-name="Default_20_Paragraph_20_Font">Календарь </text:span></text:p>
        </text:list-item>
        <text:list-item>
          <text:p text:style-name="P18"><text:span text:style-name="Default_20_Paragraph_20_Font">Список задач (с приоритетом, срочностью и предупреждением заранее) </text:span></text:p>
        </text:list-item>
        <text:list-item>
          <text:p text:style-name="P5"><text:span text:style-name="Default_20_Paragraph_20_Font">Опции: </text:span></text:p>
        </text:list-item>
      </text:list>
      <text:list xml:id="list443791861" text:style-name="LS12">
        <text:list-item>
          <text:list>
            <text:list-item>
              <text:p text:style-name="P19"><text:span text:style-name="Default_20_Paragraph_20_Font">web-доступ для клиентов и/или полевых работников </text:span></text:p>
            </text:list-item>
            <text:list-item>
              <text:p text:style-name="P19"><text:span text:style-name="Default_20_Paragraph_20_Font">pdf-формы (импорт) </text:span></text:p>
            </text:list-item>
            <text:list-item>
              <text:p text:style-name="P19"><text:span text:style-name="Default_20_Paragraph_20_Font">Хранение версий документов </text:span></text:p>
            </text:list-item>
            <text:list-item>
              <text:p text:style-name="P19"><text:soft-page-break/><text:span text:style-name="Default_20_Paragraph_20_Font">Привязка объектов к электронной карте (http://maps.google.com http://maps.yandex.ru http://nakarte.rambler.ru http://maps.mail.ru) </text:span></text:p>
            </text:list-item>
            <text:list-item>
              <text:p text:style-name="P19"><text:span text:style-name="Default_20_Paragraph_20_Font">Документы - ODT или pdf по шаблону </text:span></text:p>
            </text:list-item>
            <text:list-item>
              <text:p text:style-name="P23"><text:span text:style-name="Default_20_Paragraph_20_Font">Обмен с 1С </text:span></text:p>
            </text:list-item>
          </text:list>
        </text:list-item>
      </text:list>
      <text:p text:style-name="P1"><text:span text:style-name="Default_20_Paragraph_20_Font">Необходимы данные:</text:span></text:p>
      <text:list xml:id="list1508807618" text:style-name="LS13">
        <text:list-item>
          <text:p text:style-name="P20"><text:span text:style-name="Default_20_Paragraph_20_Font">Сетка - исходы x виды работ (или: Все возможные варианты работ x возможные у данного клиента x выбранные клиентом) </text:span></text:p>
        </text:list-item>
        <text:list-item>
          <text:p text:style-name="P20"><text:span text:style-name="Default_20_Paragraph_20_Font">Бизнесс-процессы (комплексные и элементарные) </text:span></text:p>
        </text:list-item>
        <text:list-item>
          <text:p text:style-name="P20"><text:span text:style-name="Default_20_Paragraph_20_Font">Кто кому рабинович - договора x виды работ x бизнес-процессы </text:span></text:p>
        </text:list-item>
        <text:list-item>
          <text:p text:style-name="P20"><text:span text:style-name="Default_20_Paragraph_20_Font">Диаграмма использования (кто а каких БП участвует) </text:span></text:p>
        </text:list-item>
        <text:list-item>
          <text:p text:style-name="P20"><text:span text:style-name="Default_20_Paragraph_20_Font">Диаграммы состояний объектов/проектов/бизнес-процессов </text:span></text:p>
        </text:list-item>
        <text:list-item>
          <text:p text:style-name="P20"><text:span text:style-name="Default_20_Paragraph_20_Font">Диаграммы видов деятельности объектов/проектов/бизнес-процессов </text:span></text:p>
        </text:list-item>
        <text:list-item>
          <text:p text:style-name="P7"><text:span text:style-name="Default_20_Paragraph_20_Font">схемы прохождения заданий и/или документов (невнятно выразился)</text:span></text:p>
        </text:list-item>
      </text:list>
      <text:p text:style-name="P6"><text:span text:style-name="Default_20_Paragraph_20_Fon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1" svg:font-family="'Courier New'"/>
    <style:font-face style:name="Symbol" svg:font-family="Symbol"/>
    <style:font-face style:name="Verdana" svg:font-family="Verdana"/>
    <style:font-face style:name="Wingdings" svg:font-family="Wingding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1" fo:background-color="#ffffff" style:font-name-asian="Courier New1" style:font-name-complex="Courier New1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efault_20_Paragraph_20_Font" style:display-name="Default Paragraph Font" style:family="text"/>
    <style:style style:name="LLS_5f_1_5f_0" style:display-name="LLS_1_0" style:family="text">
      <style:text-properties style:font-name="Symbol"/>
    </style:style>
    <style:style style:name="LLS_5f_1_5f_1" style:display-name="LLS_1_1" style:family="text">
      <style:text-properties style:font-name="Courier New1"/>
    </style:style>
    <style:style style:name="LLS_5f_1_5f_2" style:display-name="LLS_1_2" style:family="text">
      <style:text-properties style:font-name="Wingdings"/>
    </style:style>
    <style:style style:name="LLS_5f_1_5f_3" style:display-name="LLS_1_3" style:family="text">
      <style:text-properties style:font-name="Symbol"/>
    </style:style>
    <style:style style:name="LLS_5f_1_5f_4" style:display-name="LLS_1_4" style:family="text">
      <style:text-properties style:font-name="Courier New1"/>
    </style:style>
    <style:style style:name="LLS_5f_1_5f_5" style:display-name="LLS_1_5" style:family="text">
      <style:text-properties style:font-name="Wingdings"/>
    </style:style>
    <style:style style:name="LLS_5f_1_5f_6" style:display-name="LLS_1_6" style:family="text">
      <style:text-properties style:font-name="Symbol"/>
    </style:style>
    <style:style style:name="LLS_5f_1_5f_7" style:display-name="LLS_1_7" style:family="text">
      <style:text-properties style:font-name="Courier New1"/>
    </style:style>
    <style:style style:name="LLS_5f_1_5f_8" style:display-name="LLS_1_8" style:family="text">
      <style:text-properties style:font-name="Wingdings"/>
    </style:style>
    <style:style style:name="LLS_5f_2_5f_0" style:display-name="LLS_2_0" style:family="text">
      <style:text-properties style:font-name="Symbol"/>
    </style:style>
    <style:style style:name="LLS_5f_2_5f_1" style:display-name="LLS_2_1" style:family="text">
      <style:text-properties style:font-name="Courier New1"/>
    </style:style>
    <style:style style:name="LLS_5f_2_5f_2" style:display-name="LLS_2_2" style:family="text">
      <style:text-properties style:font-name="Wingdings"/>
    </style:style>
    <style:style style:name="LLS_5f_2_5f_3" style:display-name="LLS_2_3" style:family="text">
      <style:text-properties style:font-name="Symbol"/>
    </style:style>
    <style:style style:name="LLS_5f_2_5f_4" style:display-name="LLS_2_4" style:family="text">
      <style:text-properties style:font-name="Courier New1"/>
    </style:style>
    <style:style style:name="LLS_5f_2_5f_5" style:display-name="LLS_2_5" style:family="text">
      <style:text-properties style:font-name="Wingdings"/>
    </style:style>
    <style:style style:name="LLS_5f_2_5f_6" style:display-name="LLS_2_6" style:family="text">
      <style:text-properties style:font-name="Symbol"/>
    </style:style>
    <style:style style:name="LLS_5f_2_5f_7" style:display-name="LLS_2_7" style:family="text">
      <style:text-properties style:font-name="Courier New1"/>
    </style:style>
    <style:style style:name="LLS_5f_2_5f_8" style:display-name="LLS_2_8" style:family="text">
      <style:text-properties style:font-name="Wingdings"/>
    </style:style>
    <style:style style:name="LLS_5f_3_5f_0" style:display-name="LLS_3_0" style:family="text">
      <style:text-properties style:font-name="Symbol"/>
    </style:style>
    <style:style style:name="LLS_5f_3_5f_1" style:display-name="LLS_3_1" style:family="text">
      <style:text-properties style:font-name="Courier New1"/>
    </style:style>
    <style:style style:name="LLS_5f_3_5f_2" style:display-name="LLS_3_2" style:family="text">
      <style:text-properties style:font-name="Wingdings"/>
    </style:style>
    <style:style style:name="LLS_5f_3_5f_3" style:display-name="LLS_3_3" style:family="text">
      <style:text-properties style:font-name="Symbol"/>
    </style:style>
    <style:style style:name="LLS_5f_3_5f_4" style:display-name="LLS_3_4" style:family="text">
      <style:text-properties style:font-name="Courier New1"/>
    </style:style>
    <style:style style:name="LLS_5f_3_5f_5" style:display-name="LLS_3_5" style:family="text">
      <style:text-properties style:font-name="Wingdings"/>
    </style:style>
    <style:style style:name="LLS_5f_3_5f_6" style:display-name="LLS_3_6" style:family="text">
      <style:text-properties style:font-name="Symbol"/>
    </style:style>
    <style:style style:name="LLS_5f_3_5f_7" style:display-name="LLS_3_7" style:family="text">
      <style:text-properties style:font-name="Courier New1"/>
    </style:style>
    <style:style style:name="LLS_5f_3_5f_8" style:display-name="LLS_3_8" style:family="text">
      <style:text-properties style:font-name="Wingdings"/>
    </style:style>
    <style:style style:name="LLS_5f_4_5f_0" style:display-name="LLS_4_0" style:family="text">
      <style:text-properties style:font-name="Symbol"/>
    </style:style>
    <style:style style:name="LLS_5f_4_5f_1" style:display-name="LLS_4_1" style:family="text">
      <style:text-properties style:font-name="Courier New1"/>
    </style:style>
    <style:style style:name="LLS_5f_4_5f_2" style:display-name="LLS_4_2" style:family="text">
      <style:text-properties style:font-name="Wingdings"/>
    </style:style>
    <style:style style:name="LLS_5f_4_5f_3" style:display-name="LLS_4_3" style:family="text">
      <style:text-properties style:font-name="Symbol"/>
    </style:style>
    <style:style style:name="LLS_5f_4_5f_4" style:display-name="LLS_4_4" style:family="text">
      <style:text-properties style:font-name="Courier New1"/>
    </style:style>
    <style:style style:name="LLS_5f_4_5f_5" style:display-name="LLS_4_5" style:family="text">
      <style:text-properties style:font-name="Wingdings"/>
    </style:style>
    <style:style style:name="LLS_5f_4_5f_6" style:display-name="LLS_4_6" style:family="text">
      <style:text-properties style:font-name="Symbol"/>
    </style:style>
    <style:style style:name="LLS_5f_4_5f_7" style:display-name="LLS_4_7" style:family="text">
      <style:text-properties style:font-name="Courier New1"/>
    </style:style>
    <style:style style:name="LLS_5f_4_5f_8" style:display-name="LLS_4_8" style:family="text">
      <style:text-properties style:font-name="Wingdings"/>
    </style:style>
    <style:style style:name="LLS_5f_5_5f_0" style:display-name="LLS_5_0" style:family="text">
      <style:text-properties style:font-name="Symbol"/>
    </style:style>
    <style:style style:name="LLS_5f_5_5f_1" style:display-name="LLS_5_1" style:family="text">
      <style:text-properties style:font-name="Courier New1"/>
    </style:style>
    <style:style style:name="LLS_5f_5_5f_2" style:display-name="LLS_5_2" style:family="text">
      <style:text-properties style:font-name="Wingdings"/>
    </style:style>
    <style:style style:name="LLS_5f_5_5f_3" style:display-name="LLS_5_3" style:family="text">
      <style:text-properties style:font-name="Symbol"/>
    </style:style>
    <style:style style:name="LLS_5f_5_5f_4" style:display-name="LLS_5_4" style:family="text">
      <style:text-properties style:font-name="Courier New1"/>
    </style:style>
    <style:style style:name="LLS_5f_5_5f_5" style:display-name="LLS_5_5" style:family="text">
      <style:text-properties style:font-name="Wingdings"/>
    </style:style>
    <style:style style:name="LLS_5f_5_5f_6" style:display-name="LLS_5_6" style:family="text">
      <style:text-properties style:font-name="Symbol"/>
    </style:style>
    <style:style style:name="LLS_5f_5_5f_7" style:display-name="LLS_5_7" style:family="text">
      <style:text-properties style:font-name="Courier New1"/>
    </style:style>
    <style:style style:name="LLS_5f_5_5f_8" style:display-name="LLS_5_8" style:family="text">
      <style:text-properties style:font-name="Wingdings"/>
    </style:style>
    <style:style style:name="LLS_5f_6_5f_0" style:display-name="LLS_6_0" style:family="text">
      <style:text-properties style:font-name="Symbol"/>
    </style:style>
    <style:style style:name="LLS_5f_6_5f_1" style:display-name="LLS_6_1" style:family="text">
      <style:text-properties style:font-name="Courier New1"/>
    </style:style>
    <style:style style:name="LLS_5f_6_5f_2" style:display-name="LLS_6_2" style:family="text">
      <style:text-properties style:font-name="Wingdings"/>
    </style:style>
    <style:style style:name="LLS_5f_6_5f_3" style:display-name="LLS_6_3" style:family="text">
      <style:text-properties style:font-name="Symbol"/>
    </style:style>
    <style:style style:name="LLS_5f_6_5f_4" style:display-name="LLS_6_4" style:family="text">
      <style:text-properties style:font-name="Courier New1"/>
    </style:style>
    <style:style style:name="LLS_5f_6_5f_5" style:display-name="LLS_6_5" style:family="text">
      <style:text-properties style:font-name="Wingdings"/>
    </style:style>
    <style:style style:name="LLS_5f_6_5f_6" style:display-name="LLS_6_6" style:family="text">
      <style:text-properties style:font-name="Symbol"/>
    </style:style>
    <style:style style:name="LLS_5f_6_5f_7" style:display-name="LLS_6_7" style:family="text">
      <style:text-properties style:font-name="Courier New1"/>
    </style:style>
    <style:style style:name="LLS_5f_6_5f_8" style:display-name="LLS_6_8" style:family="text">
      <style:text-properties style:font-name="Wingdings"/>
    </style:style>
    <style:style style:name="LLS_5f_7_5f_0" style:display-name="LLS_7_0" style:family="text">
      <style:text-properties style:font-name="Symbol"/>
    </style:style>
    <style:style style:name="LLS_5f_7_5f_1" style:display-name="LLS_7_1" style:family="text">
      <style:text-properties style:font-name="Courier New1"/>
    </style:style>
    <style:style style:name="LLS_5f_7_5f_2" style:display-name="LLS_7_2" style:family="text">
      <style:text-properties style:font-name="Wingdings"/>
    </style:style>
    <style:style style:name="LLS_5f_7_5f_3" style:display-name="LLS_7_3" style:family="text">
      <style:text-properties style:font-name="Symbol"/>
    </style:style>
    <style:style style:name="LLS_5f_7_5f_4" style:display-name="LLS_7_4" style:family="text">
      <style:text-properties style:font-name="Courier New1"/>
    </style:style>
    <style:style style:name="LLS_5f_7_5f_5" style:display-name="LLS_7_5" style:family="text">
      <style:text-properties style:font-name="Wingdings"/>
    </style:style>
    <style:style style:name="LLS_5f_7_5f_6" style:display-name="LLS_7_6" style:family="text">
      <style:text-properties style:font-name="Symbol"/>
    </style:style>
    <style:style style:name="LLS_5f_7_5f_7" style:display-name="LLS_7_7" style:family="text">
      <style:text-properties style:font-name="Courier New1"/>
    </style:style>
    <style:style style:name="LLS_5f_7_5f_8" style:display-name="LLS_7_8" style:family="text">
      <style:text-properties style:font-name="Wingdings"/>
    </style:style>
    <style:style style:name="LLS_5f_8_5f_0" style:display-name="LLS_8_0" style:family="text">
      <style:text-properties style:font-name="Symbol"/>
    </style:style>
    <style:style style:name="LLS_5f_8_5f_1" style:display-name="LLS_8_1" style:family="text">
      <style:text-properties style:font-name="Courier New1"/>
    </style:style>
    <style:style style:name="LLS_5f_8_5f_2" style:display-name="LLS_8_2" style:family="text">
      <style:text-properties style:font-name="Wingdings"/>
    </style:style>
    <style:style style:name="LLS_5f_8_5f_3" style:display-name="LLS_8_3" style:family="text">
      <style:text-properties style:font-name="Symbol"/>
    </style:style>
    <style:style style:name="LLS_5f_8_5f_4" style:display-name="LLS_8_4" style:family="text">
      <style:text-properties style:font-name="Courier New1"/>
    </style:style>
    <style:style style:name="LLS_5f_8_5f_5" style:display-name="LLS_8_5" style:family="text">
      <style:text-properties style:font-name="Wingdings"/>
    </style:style>
    <style:style style:name="LLS_5f_8_5f_6" style:display-name="LLS_8_6" style:family="text">
      <style:text-properties style:font-name="Symbol"/>
    </style:style>
    <style:style style:name="LLS_5f_8_5f_7" style:display-name="LLS_8_7" style:family="text">
      <style:text-properties style:font-name="Courier New1"/>
    </style:style>
    <style:style style:name="LLS_5f_8_5f_8" style:display-name="LLS_8_8" style:family="text">
      <style:text-properties style:font-name="Wingdings"/>
    </style:style>
    <style:style style:name="LLS_5f_9_5f_0" style:display-name="LLS_9_0" style:family="text">
      <style:text-properties style:font-name="Symbol"/>
    </style:style>
    <style:style style:name="LLS_5f_9_5f_1" style:display-name="LLS_9_1" style:family="text">
      <style:text-properties style:font-name="Courier New1"/>
    </style:style>
    <style:style style:name="LLS_5f_9_5f_2" style:display-name="LLS_9_2" style:family="text">
      <style:text-properties style:font-name="Wingdings"/>
    </style:style>
    <style:style style:name="LLS_5f_9_5f_3" style:display-name="LLS_9_3" style:family="text">
      <style:text-properties style:font-name="Symbol"/>
    </style:style>
    <style:style style:name="LLS_5f_9_5f_4" style:display-name="LLS_9_4" style:family="text">
      <style:text-properties style:font-name="Courier New1"/>
    </style:style>
    <style:style style:name="LLS_5f_9_5f_5" style:display-name="LLS_9_5" style:family="text">
      <style:text-properties style:font-name="Wingdings"/>
    </style:style>
    <style:style style:name="LLS_5f_9_5f_6" style:display-name="LLS_9_6" style:family="text">
      <style:text-properties style:font-name="Symbol"/>
    </style:style>
    <style:style style:name="LLS_5f_9_5f_7" style:display-name="LLS_9_7" style:family="text">
      <style:text-properties style:font-name="Courier New1"/>
    </style:style>
    <style:style style:name="LLS_5f_9_5f_8" style:display-name="LLS_9_8" style:family="text">
      <style:text-properties style:font-name="Wingdings"/>
    </style:style>
    <style:style style:name="LLS_5f_10_5f_0" style:display-name="LLS_10_0" style:family="text">
      <style:text-properties style:font-name="Symbol"/>
    </style:style>
    <style:style style:name="LLS_5f_10_5f_1" style:display-name="LLS_10_1" style:family="text">
      <style:text-properties style:font-name="Courier New1"/>
    </style:style>
    <style:style style:name="LLS_5f_10_5f_2" style:display-name="LLS_10_2" style:family="text">
      <style:text-properties style:font-name="Wingdings"/>
    </style:style>
    <style:style style:name="LLS_5f_10_5f_3" style:display-name="LLS_10_3" style:family="text">
      <style:text-properties style:font-name="Symbol"/>
    </style:style>
    <style:style style:name="LLS_5f_10_5f_4" style:display-name="LLS_10_4" style:family="text">
      <style:text-properties style:font-name="Courier New1"/>
    </style:style>
    <style:style style:name="LLS_5f_10_5f_5" style:display-name="LLS_10_5" style:family="text">
      <style:text-properties style:font-name="Wingdings"/>
    </style:style>
    <style:style style:name="LLS_5f_10_5f_6" style:display-name="LLS_10_6" style:family="text">
      <style:text-properties style:font-name="Symbol"/>
    </style:style>
    <style:style style:name="LLS_5f_10_5f_7" style:display-name="LLS_10_7" style:family="text">
      <style:text-properties style:font-name="Courier New1"/>
    </style:style>
    <style:style style:name="LLS_5f_10_5f_8" style:display-name="LLS_10_8" style:family="text">
      <style:text-properties style:font-name="Wingdings"/>
    </style:style>
    <style:style style:name="LLS_5f_11_5f_0" style:display-name="LLS_11_0" style:family="text">
      <style:text-properties style:font-name="Symbol"/>
    </style:style>
    <style:style style:name="LLS_5f_11_5f_1" style:display-name="LLS_11_1" style:family="text">
      <style:text-properties style:font-name="Courier New1"/>
    </style:style>
    <style:style style:name="LLS_5f_11_5f_2" style:display-name="LLS_11_2" style:family="text">
      <style:text-properties style:font-name="Wingdings"/>
    </style:style>
    <style:style style:name="LLS_5f_11_5f_3" style:display-name="LLS_11_3" style:family="text">
      <style:text-properties style:font-name="Symbol"/>
    </style:style>
    <style:style style:name="LLS_5f_11_5f_4" style:display-name="LLS_11_4" style:family="text">
      <style:text-properties style:font-name="Courier New1"/>
    </style:style>
    <style:style style:name="LLS_5f_11_5f_5" style:display-name="LLS_11_5" style:family="text">
      <style:text-properties style:font-name="Wingdings"/>
    </style:style>
    <style:style style:name="LLS_5f_11_5f_6" style:display-name="LLS_11_6" style:family="text">
      <style:text-properties style:font-name="Symbol"/>
    </style:style>
    <style:style style:name="LLS_5f_11_5f_7" style:display-name="LLS_11_7" style:family="text">
      <style:text-properties style:font-name="Courier New1"/>
    </style:style>
    <style:style style:name="LLS_5f_11_5f_8" style:display-name="LLS_11_8" style:family="text">
      <style:text-properties style:font-name="Wingdings"/>
    </style:style>
    <style:style style:name="LLS_5f_12_5f_0" style:display-name="LLS_12_0" style:family="text">
      <style:text-properties style:font-name="Symbol"/>
    </style:style>
    <style:style style:name="LLS_5f_12_5f_1" style:display-name="LLS_12_1" style:family="text">
      <style:text-properties style:font-name="Courier New1"/>
    </style:style>
    <style:style style:name="LLS_5f_12_5f_2" style:display-name="LLS_12_2" style:family="text">
      <style:text-properties style:font-name="Wingdings"/>
    </style:style>
    <style:style style:name="LLS_5f_12_5f_3" style:display-name="LLS_12_3" style:family="text">
      <style:text-properties style:font-name="Symbol"/>
    </style:style>
    <style:style style:name="LLS_5f_12_5f_4" style:display-name="LLS_12_4" style:family="text">
      <style:text-properties style:font-name="Courier New1"/>
    </style:style>
    <style:style style:name="LLS_5f_12_5f_5" style:display-name="LLS_12_5" style:family="text">
      <style:text-properties style:font-name="Wingdings"/>
    </style:style>
    <style:style style:name="LLS_5f_12_5f_6" style:display-name="LLS_12_6" style:family="text">
      <style:text-properties style:font-name="Symbol"/>
    </style:style>
    <style:style style:name="LLS_5f_12_5f_7" style:display-name="LLS_12_7" style:family="text">
      <style:text-properties style:font-name="Courier New1"/>
    </style:style>
    <style:style style:name="LLS_5f_12_5f_8" style:display-name="LLS_12_8" style:family="text">
      <style:text-properties style:font-name="Wingdings"/>
    </style:style>
    <style:style style:name="LLS_5f_13_5f_0" style:display-name="LLS_13_0" style:family="text">
      <style:text-properties style:font-name="Symbol"/>
    </style:style>
    <style:style style:name="LLS_5f_13_5f_1" style:display-name="LLS_13_1" style:family="text">
      <style:text-properties style:font-name="Courier New1"/>
    </style:style>
    <style:style style:name="LLS_5f_13_5f_2" style:display-name="LLS_13_2" style:family="text">
      <style:text-properties style:font-name="Wingdings"/>
    </style:style>
    <style:style style:name="LLS_5f_13_5f_3" style:display-name="LLS_13_3" style:family="text">
      <style:text-properties style:font-name="Symbol"/>
    </style:style>
    <style:style style:name="LLS_5f_13_5f_4" style:display-name="LLS_13_4" style:family="text">
      <style:text-properties style:font-name="Courier New1"/>
    </style:style>
    <style:style style:name="LLS_5f_13_5f_5" style:display-name="LLS_13_5" style:family="text">
      <style:text-properties style:font-name="Wingdings"/>
    </style:style>
    <style:style style:name="LLS_5f_13_5f_6" style:display-name="LLS_13_6" style:family="text">
      <style:text-properties style:font-name="Symbol"/>
    </style:style>
    <style:style style:name="LLS_5f_13_5f_7" style:display-name="LLS_13_7" style:family="text">
      <style:text-properties style:font-name="Courier New1"/>
    </style:style>
    <style:style style:name="LLS_5f_13_5f_8" style:display-name="LLS_13_8" style:family="text">
      <style:text-properties style:font-name="Wingdings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1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1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1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2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2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2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2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2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2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2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2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LS_5f_3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3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3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3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3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3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3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3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3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LS_5f_4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4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4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4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4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4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4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4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4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LS_5f_5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5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5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5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5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5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5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5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5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LS_5f_6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6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6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6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6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6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6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6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6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LS_5f_7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7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7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7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7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7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7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7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7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LS_5f_8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8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8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8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8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8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8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8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8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LS_5f_9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9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9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9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9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9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9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9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9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LS_5f_10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0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10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0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0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10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0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0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10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LS_5f_11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1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11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1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1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11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1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1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11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LS_5f_12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2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12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2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2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12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2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2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12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LS_5f_13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3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13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3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3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13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3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3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13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index</dc:title>
    <meta:initial-creator/>
    <meta:editing-cycles>3</meta:editing-cycles>
    <dc:date>2010-02-22T23:06:12</dc:date>
    <meta:editing-duration>PT31H19M55S</meta:editing-duration>
    <meta:document-statistic meta:table-count="0" meta:image-count="0" meta:object-count="0" meta:page-count="3" meta:paragraph-count="113" meta:word-count="476" meta:character-count="3063"/>
  </office:meta>
</office:document-meta>
</file>